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2D/Backgrounds/BGSandbox.png</text:p>
          </table:table-cell>
          <table:table-cell table:number-columns-repeated="2" table:style-name="Default"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3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Sigma1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rotation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Default" office:value-type="string">
            <text:p>boss</text:p>
          </table:table-cell>
          <table:table-cell table:style-name="Default" office:value-type="string">
            <text:p>V_BetaGold</text:p>
          </table:table-cell>
          <table:table-cell table:style-name="Default" office:value-type="float" office:value="7">
            <text:p>7</text:p>
          </table:table-cell>
          <table:table-cell table:style-name="Default" office:value-type="string">
            <text:p>0.5</text:p>
          </table:table-cell>
          <table:table-cell office:value-type="string">
            <text:p>-0.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oss</text:p>
          </table:table-cell>
          <table:table-cell table:style-name="Default" office:value-type="string">
            <text:p>V_AlphaGold4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0.6</text:p>
          </table:table-cell>
          <table:table-cell office:value-type="string">
            <text:p>-0.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oss</text:p>
          </table:table-cell>
          <table:table-cell table:style-name="Default" office:value-type="string">
            <text:p>V_AlphaGold2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0.4</text:p>
          </table:table-cell>
          <table:table-cell office:value-type="string">
            <text:p>-0.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oss</text:p>
          </table:table-cell>
          <table:table-cell table:style-name="Default" office:value-type="string">
            <text:p>V_AlphaGold3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0.5</text:p>
          </table:table-cell>
          <table:table-cell office:value-type="string">
            <text:p>-0.0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oss</text:p>
          </table:table-cell>
          <table:table-cell table:style-name="Default" office:value-type="string">
            <text:p>V_AlphaGold1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0.3</text:p>
          </table:table-cell>
          <table:table-cell office:value-type="string">
            <text:p>-0.1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oss</text:p>
          </table:table-cell>
          <table:table-cell table:style-name="Default" office:value-type="string">
            <text:p>V_AlphaGold5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0.7</text:p>
          </table:table-cell>
          <table:table-cell office:value-type="string">
            <text:p>-0.1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4/27/2016</text:date>, <text:time>22:5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27T22:58:46.46</dc:date>
    <meta:editing-duration>PT51M47S</meta:editing-duration>
    <meta:editing-cycles>69</meta:editing-cycles>
    <dc:creator>Wister </dc:creator>
    <meta:document-statistic meta:table-count="1" meta:cell-count="72" meta:object-count="0"/>
  </office:meta>
</office:document-meta>
</file>